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ans" svg:font-family="OpenSans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1f1f1f" style:font-name="OpenSans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ing System.Collections; </text:span></text:p>
      <text:p text:style-name="P1"><text:span text:style-name="T1">using System.Collections.Generic; </text:span></text:p>
      <text:p text:style-name="P1"><text:span text:style-name="T1">using UnityEngine; </text:span></text:p>
      <text:p text:style-name="P1"><text:span text:style-name="T1"/></text:p>
      <text:p text:style-name="P1"><text:span text:style-name="T1">public class Ship : MonoBehaviour </text:span></text:p>
      <text:p text:style-name="P1"><text:span text:style-name="T1">{ </text:span></text:p>
      <text:p text:style-name="P1"><text:span text:style-name="T1"><text:tab/>Rigidbody2D rigidBody; </text:span></text:p>
      <text:p text:style-name="P1"><text:span text:style-name="T1"><text:tab/>Vector2 thrustDirection; </text:span></text:p>
      <text:p text:style-name="P1"><text:span text:style-name="T1"><text:tab/>const float ThrustForce = 3f; </text:span></text:p>
      <text:p text:style-name="P1"><text:span text:style-name="T1"><text:tab/>const float RotateDegreesPerSecond = 85; </text:span></text:p>
      <text:p text:style-name="P1"><text:span text:style-name="T1"><text:tab/>float radius; </text:span></text:p>
      <text:p text:style-name="P1"><text:span text:style-name="T1"/></text:p>
      <text:p text:style-name="P1"><text:span text:style-name="T1">// Use this for initialization </text:span></text:p>
      <text:p text:style-name="P1"><text:span text:style-name="T1">void Start () </text:span></text:p>
      <text:p text:style-name="P1"><text:span text:style-name="T1">{ </text:span></text:p>
      <text:p text:style-name="P1"><text:span text:style-name="T1"><text:tab/>rigidBody = GetComponent&lt;Rigidbody2D&gt; (); </text:span></text:p>
      <text:p text:style-name="P1"><text:span text:style-name="T1"><text:tab/>CircleCollider2D collider = GetComponent&lt;CircleCollider2D&gt; (); </text:span></text:p>
      <text:p text:style-name="P1"><text:span text:style-name="T1"><text:tab/>radius = collider.radius; </text:span></text:p>
      <text:p text:style-name="P1"><text:span text:style-name="T1">} </text:span></text:p>
      <text:p text:style-name="P1"><text:span text:style-name="T1"/></text:p>
      <text:p text:style-name="P1"><text:span text:style-name="T1">void FixedUpdate () </text:span></text:p>
      <text:p text:style-name="P1"><text:span text:style-name="T1">{ </text:span></text:p>
      <text:p text:style-name="P1"><text:span text:style-name="T1"><text:tab/>if (Input.GetAxis ("Thrust") &gt; 0) </text:span></text:p>
      <text:p text:style-name="P1"><text:span text:style-name="T1"><text:tab/>{ </text:span></text:p>
      <text:p text:style-name="P1"><text:span text:style-name="T1"><text:tab/><text:tab/>rigidBody.AddForce(ThrustForce*thrustDirection,ForceMode2D.Force); </text:span></text:p>
      <text:p text:style-name="P1"><text:span text:style-name="T1"><text:tab/>} </text:span></text:p>
      <text:p text:style-name="P1"><text:span text:style-name="T1">} </text:span></text:p>
      <text:p text:style-name="P1"><text:span text:style-name="T1"/></text:p>
      <text:p text:style-name="P1"><text:span text:style-name="T1">void OnBecameInvisible() </text:span></text:p>
      <text:p text:style-name="P1"><text:span text:style-name="T1">{ </text:span></text:p>
      <text:p text:style-name="P1"><text:span text:style-name="T1"><text:tab/>Vector3 position = transform.position; </text:span></text:p>
      <text:p text:style-name="P1"><text:span text:style-name="T1"><text:tab/>if (</text:span><text:bookmark-start text:name="__DdeLink__5_1990438581"/><text:span text:style-name="T1">Mathf.Abs (position.x + radius) &gt; Mathf.Abs (ScreenUtils.ScreenRight) &amp;&amp; Mathf.Abs (position.y + radius) &gt; Mathf.Abs (ScreenUtils.ScreenTop)</text:span><text:bookmark-end text:name="__DdeLink__5_1990438581"/><text:span text:style-name="T1">) </text:span></text:p>
      <text:p text:style-name="P1"><text:span text:style-name="T1"><text:tab/>{ </text:span></text:p>
      <text:p text:style-name="P1"><text:span text:style-name="T1"><text:tab/><text:tab/></text:span><text:bookmark-start text:name="__DdeLink__3_1990438581"/><text:span text:style-name="T1">position.x = -1 * (position.x / Mathf.Abs (position.x)) * ScreenUtils.ScreenRight + radius; <text:tab/><text:tab/>position.y = -1 * (position.y / Mathf.Abs (position.y)) * ScreenUtils.ScreenTop + radius; </text:span></text:p>
      <text:p text:style-name="P1"><text:span text:style-name="T1"><text:tab/></text:span><text:bookmark-end text:name="__DdeLink__3_1990438581"/><text:span text:style-name="T1">} </text:span></text:p>
      <text:p text:style-name="P1"><text:span text:style-name="T1"><text:tab/>else </text:span></text:p>
      <text:p text:style-name="P1"><text:span text:style-name="T1"><text:tab/>{ </text:span></text:p>
      <text:p text:style-name="P1"><text:span text:style-name="T1"><text:tab/><text:tab/>if (position.x + radius &gt; ScreenUtils.ScreenRight) </text:span></text:p>
      <text:p text:style-name="P1"><text:span text:style-name="T1"><text:tab/><text:tab/>{ </text:span></text:p>
      <text:p text:style-name="P1"><text:span text:style-name="T1"><text:tab/><text:tab/><text:tab/>position.x = ScreenUtils.ScreenLeft + radius; </text:span></text:p>
      <text:p text:style-name="P1"><text:span text:style-name="T1"><text:tab/><text:tab/>} </text:span></text:p>
      <text:p text:style-name="P1"><text:span text:style-name="T1"><text:tab/><text:tab/>else if (position.x - radius &lt; ScreenUtils.ScreenLeft) </text:span></text:p>
      <text:p text:style-name="P1"><text:span text:style-name="T1"><text:tab/><text:tab/>{ </text:span></text:p>
      <text:p text:style-name="P1"><text:span text:style-name="T1"><text:tab/><text:tab/><text:tab/>position.x = ScreenUtils.ScreenRight - radius; </text:span></text:p>
      <text:p text:style-name="P1"><text:span text:style-name="T1"><text:tab/><text:tab/>} </text:span></text:p>
      <text:p text:style-name="P1"><text:span text:style-name="T1"><text:tab/><text:tab/>if (position.y + radius &gt; ScreenUtils.ScreenTop) </text:span></text:p>
      <text:p text:style-name="P1"><text:span text:style-name="T1"><text:tab/><text:tab/>{ </text:span></text:p>
      <text:p text:style-name="P1"><text:span text:style-name="T1"><text:tab/><text:tab/><text:tab/>position.y = ScreenUtils.ScreenBottom + radius; </text:span></text:p>
      <text:p text:style-name="P1"><text:span text:style-name="T1"><text:tab/><text:tab/>} </text:span></text:p>
      <text:p text:style-name="P1"><text:span text:style-name="T1"><text:tab/><text:tab/><text:tab/>else if (position.y - radius &lt; ScreenUtils.ScreenBottom) </text:span></text:p>
      <text:p text:style-name="P1"><text:span text:style-name="T1"><text:tab/><text:tab/>{ </text:span></text:p>
      <text:p text:style-name="P1"><text:span text:style-name="T1"><text:tab/><text:tab/>position.y = ScreenUtils.ScreenTop - radius; </text:span></text:p>
      <text:p text:style-name="P1"><text:span text:style-name="T1"><text:tab/><text:tab/>} </text:span></text:p>
      <text:p text:style-name="P1"><text:span text:style-name="T1"><text:tab/>} </text:span></text:p>
      <text:p text:style-name="P1"><text:span text:style-name="T1"><text:tab/>transform.position = position; </text:span></text:p>
      <text:p text:style-name="P1"><text:span text:style-name="T1">} </text:span></text:p>
      <text:p text:style-name="P1"><text:span text:style-name="T1"/></text:p>
      <text:p text:style-name="P1"><text:span text:style-name="T1"/></text:p>
      <text:p text:style-name="P1"><text:soft-page-break/><text:span text:style-name="T1">void Update() </text:span></text:p>
      <text:p text:style-name="P1"><text:span text:style-name="T1">{ </text:span></text:p>
      <text:p text:style-name="P1"><text:span text:style-name="T1"><text:tab/>float rotationInput = Input.GetAxis ("Rotate");</text:span></text:p>
      <text:p text:style-name="P1"><text:span text:style-name="T1"><text:tab/>if (rotationInput != 0) </text:span></text:p>
      <text:p text:style-name="P1"><text:span text:style-name="T1"><text:tab/>{ </text:span></text:p>
      <text:p text:style-name="P1"><text:span text:style-name="T1"><text:tab/><text:tab/>float rotationAmount = RotateDegreesPerSecond * Time.deltaTime; </text:span></text:p>
      <text:p text:style-name="P1"><text:span text:style-name="T1"><text:tab/><text:tab/>if (rotationInput &lt; 0) </text:span></text:p>
      <text:p text:style-name="P1"><text:span text:style-name="T1"><text:tab/><text:tab/>{ </text:span></text:p>
      <text:p text:style-name="P1"><text:span text:style-name="T1"><text:tab/><text:tab/><text:tab/>rotationAmount *= -1;</text:span></text:p>
      <text:p text:style-name="P1"><text:span text:style-name="T1"><text:tab/><text:tab/>}</text:span></text:p>
      <text:p text:style-name="P1"><text:span text:style-name="T1"><text:tab/><text:tab/>transform.Rotate (Vector3.forward, rotationAmount); </text:span></text:p>
      <text:p text:style-name="P1"><text:span text:style-name="T1"><text:tab/>} </text:span></text:p>
      <text:p text:style-name="P1"><text:span text:style-name="T1"><text:tab/></text:span><text:bookmark-start text:name="__DdeLink__1_1990438581"/><text:span text:style-name="T1">thrustDirection.x = Mathf.Cos (transform.eulerAngles.z*Mathf.PI/180); </text:span></text:p>
      <text:p text:style-name="P1"><text:span text:style-name="T1"><text:tab/>thrustDirection.y = Mathf.Sin (transform.eulerAngles.z*Mathf.PI/180); </text:span><text:bookmark-end text:name="__DdeLink__1_1990438581"/></text:p>
      <text:p text:style-name="P1"><text:span text:style-name="T1">} </text:span></text:p>
      <text:p text:style-name="P1"><text:span text:style-name="T1">}</text:span> </text:p>
      <text:p text:style-name="P1"/>
      <text:p text:style-name="P1">Nice job!</text:p>
      <text:p text:style-name="P1">At first I didn't realise that I need to use mouse to rotate your ship, but eventually I looked up to your project code.</text:p>
      <text:p text:style-name="P1">I do not know if it is what it meant to be, but still it meets all crite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ans" svg:font-family="OpenSans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арина Кузнецова</meta:initial-creator>
    <meta:creation-date>2019-10-06T21:05:13.35</meta:creation-date>
    <dc:date>2019-10-06T22:22:38.31</dc:date>
    <dc:creator>Дарина Кузнецова</dc:creator>
    <meta:editing-duration>PT1H2M13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71" meta:word-count="259" meta:character-count="2094"/>
  </office:meta>
</office:document-meta>
</file>